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63224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63224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V</text:span></text:p>
      <text:p text:style-name="P2"><text:span text:style-name="T4">Александр, как обычно, зашел в школу с невозмутимым видом. Алина сидела за партой и что-то читала. Увидев парня, она захлопнула книгу и с важным видом направилась к нему, окидывая его взглядом и преграждая ему дорогу. </text:span></text:p>
      <text:p text:style-name="P2"><text:span text:style-name="T4">–О, привет! – сказал он. </text:span></text:p>
      <text:p text:style-name="P2"><text:span text:style-name="T4">–Привет. Я как раз хотела поговорить с тобой. </text:span></text:p>
      <text:p text:style-name="P2"><text:span text:style-name="T4">–Я слушаю тебя. </text:span></text:p>
      <text:p text:style-name="P2"><text:span text:style-name="T4">–Это, кажется, твое, – сказала девушка, доставая приглашение, подаренное Александром. </text:span></text:p>
      <text:p text:style-name="P2"><text:span text:style-name="T4">–Ну да, это я дал тебе его вчера. Ты все же решила прийти? </text:span></text:p>
      <text:p text:style-name="P2"><text:span text:style-name="T4">–Ну я подумала и мой ответ… Девушка задумчиво посмотрела на приглашение. Мой ответ – нет, – серьезным голосом добавила она и, в несколько движений порвав приглашение, вложила его в руку Александра. После девушка бросила на него еще один презрительный взгляд и вернулась на место. </text:span></text:p>
      <text:p text:style-name="P2"><text:span text:style-name="T4">Парень, усмехнувшись, посмотрел на обрывки бумаги и, сев на свое место, задумчиво погрузился в ноутбук. «Ну что ж, раз ты не хочешь приходить не престижнейшую вечеринку, тогда я приду за тобой и мы устроим свою», – подумал он. </text:span></text:p>
      <text:p text:style-name="P2"><text:span text:style-name="T4">После учебы Алехин сел в машину и поехал в центр города. Там он зашел в магазин, откуда вынес несколько пакетов с продуктами и две бутылки дорогого вина. Положив все в машину, парень достал телефон и, набрав номер, приложил к уху. Павел ответил после нескольких протяжных гудков слегка захмелевшим голосом. </text:span></text:p>
      <text:p text:style-name="P2"><text:span text:style-name="T4">–Да, Саш, что-то хотел? </text:span></text:p>
      <text:p text:style-name="P2"><text:soft-page-break/><text:span text:style-name="T4">–Опять в бильярд играете? Я сегодня поеду к себе. И завтра тоже. У меня есть дела. Сможешь прикрыть? </text:span></text:p>
      <text:p text:style-name="P2"><text:span text:style-name="T4">–В отличие от тебя играем. И да, даже не знаю. Прикрыть от твоей мамы – дело непростое, – посмеялся Алехин. </text:span></text:p>
      <text:p text:style-name="P2"><text:span text:style-name="T4">–А если с меня коньяк и матч в бильярд? </text:span></text:p>
      <text:p text:style-name="P2"><text:span text:style-name="T4">–Ну сразу бы так. Это другое дело. Считай, что по рукам. Отдыхай, но не твори глупостей. Да иду, я Евгений, иду! – крикнул Павел и положил трубку. </text:span></text:p>
      <text:p text:style-name="P2"><text:span text:style-name="T4">Александр посмеялся и, сев в машину, резко выехал со стоянки. Припарковавшись у одиннадцатиэтажного дома, он поднялся на лифте на 9-й и, щелкнув ключами в замке, оказался в восьмикомнатной квартире. Разложив продукты, парень сделал себе кофе, надел легкий халат, включил телевизор и, взяв какой-то учебник, упал в кресло, погружаясь в атмосферу одиночества и осеннего вечера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17:28.859000000</meta:creation-date>
    <dc:date>2022-05-15T20:17:47.940000000</dc:date>
    <meta:editing-duration>PT19S</meta:editing-duration>
    <meta:editing-cycles>1</meta:editing-cycles>
    <meta:document-statistic meta:table-count="0" meta:image-count="0" meta:object-count="0" meta:page-count="2" meta:paragraph-count="16" meta:word-count="330" meta:character-count="2061" meta:non-whitespace-character-count="1724"/>
    <meta:generator>LibreOffice/7.2.2.2$Windows_X86_64 LibreOffice_project/02b2acce88a210515b4a5bb2e46cbfb63fe97d56</meta:generator>
  </office:meta>
</office:document-meta>
</file>